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2000033A000043D1000032DD21523D7E.wmf" manifest:media-type=""/>
  <manifest:file-entry manifest:full-path="Pictures/20000285000043D1000032DD87979663.wmf" manifest:media-type=""/>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 manifest:media-type="application/vnd.sun.star.oleobjec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 manifest:media-type="application/vnd.sun.star.oleobject"/>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 manifest:media-type="application/vnd.sun.star.oleobject"/>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 manifest:media-type=""/>
  <manifest:file-entry manifest:full-path="ObjectReplacements/Object 2" manifest:media-type=""/>
  <manifest:file-entry manifest:full-path="ObjectReplacements/Object 6" manifest:media-type=""/>
  <manifest:file-entry manifest:full-path="ObjectReplacements/Object 14" manifest:media-type=""/>
  <manifest:file-entry manifest:full-path="ObjectReplacements/Object 3" manifest:media-type=""/>
  <manifest:file-entry manifest:full-path="ObjectReplacements/Object 8" manifest:media-type=""/>
  <manifest:file-entry manifest:full-path="ObjectReplacements/Object 4" manifest:media-type=""/>
  <manifest:file-entry manifest:full-path="ObjectReplacements/Object 16" manifest:media-type=""/>
  <manifest:file-entry manifest:full-path="ObjectReplacements/Object 5" manifest:media-type=""/>
  <manifest:file-entry manifest:full-path="ObjectReplacements/Object 17" manifest:media-type=""/>
  <manifest:file-entry manifest:full-path="ObjectReplacements/Object 9" manifest:media-type=""/>
  <manifest:file-entry manifest:full-path="ObjectReplacements/Object 10" manifest:media-type=""/>
  <manifest:file-entry manifest:full-path="ObjectReplacements/Object 25" manifest:media-type=""/>
  <manifest:file-entry manifest:full-path="ObjectReplacements/Object 21" manifest:media-type=""/>
  <manifest:file-entry manifest:full-path="ObjectReplacements/Object 11" manifest:media-type=""/>
  <manifest:file-entry manifest:full-path="ObjectReplacements/Object 13" manifest:media-type=""/>
  <manifest:file-entry manifest:full-path="ObjectReplacements/Object 12" manifest:media-type=""/>
  <manifest:file-entry manifest:full-path="ObjectReplacements/Object 7" manifest:media-type=""/>
  <manifest:file-entry manifest:full-path="ObjectReplacements/Object 15" manifest:media-type=""/>
  <manifest:file-entry manifest:full-path="ObjectReplacements/Object 18" manifest:media-type=""/>
  <manifest:file-entry manifest:full-path="ObjectReplacements/Object 23" manifest:media-type=""/>
  <manifest:file-entry manifest:full-path="ObjectReplacements/Object 19" manifest:media-type=""/>
  <manifest:file-entry manifest:full-path="ObjectReplacements/Object 20" manifest:media-type=""/>
  <manifest:file-entry manifest:full-path="ObjectReplacements/Object 22" manifest:media-type=""/>
  <manifest:file-entry manifest:full-path="ObjectReplacements/Object 24" manifest:media-type=""/>
  <manifest:file-entry manifest:full-path="ObjectReplacements/Object 26" manifest:media-type=""/>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2pt" fo:font-weight="bold" style:font-size-asian="12pt" style:font-weight-asian="bold"/>
    </style:style>
    <style:style style:name="P3" style:family="paragraph" style:parent-style-name="Standard">
      <style:text-properties fo:font-size="12pt" style:font-size-asian="12pt"/>
    </style:style>
    <style:style style:name="P4" style:family="paragraph" style:parent-style-name="Standard">
      <style:paragraph-properties fo:text-align="center" style:justify-single-word="false"/>
      <style:text-properties fo:font-size="12pt" style:font-size-asian="12pt"/>
    </style:style>
    <style:style style:name="P5" style:family="paragraph" style:parent-style-name="Standard">
      <style:paragraph-properties fo:text-align="end" style:justify-single-word="false"/>
      <style:text-properties fo:font-size="12pt" style:font-size-asian="12pt"/>
    </style:style>
    <style:style style:name="P6" style:family="paragraph" style:parent-style-name="Standard">
      <style:paragraph-properties>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font-size="12pt" style:font-size-asian="12pt"/>
    </style:style>
    <style:style style:name="P7" style:family="paragraph" style:parent-style-name="Standard">
      <style:text-properties fo:font-size="12pt" style:text-underline-style="solid" style:text-underline-width="auto" style:text-underline-color="font-color" style:font-size-asian="12pt"/>
    </style:style>
    <style:style style:name="P8"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9" style:family="paragraph" style:parent-style-name="Standard">
      <style:text-properties fo:font-size="12pt" fo:language="en" fo:country="GB" style:font-size-asian="12pt"/>
    </style:style>
    <style:style style:name="P10" style:family="paragraph" style:parent-style-name="Standard">
      <style:text-properties style:font-name="Courier New" style:language-asian="en" style:country-asian="US" style:font-name-complex="Courier New"/>
    </style:style>
    <style:style style:name="P11" style:family="paragraph" style:parent-style-name="Standard">
      <style:paragraph-properties>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Courier New" style:language-asian="en" style:country-asian="US" style:font-name-complex="Courier New"/>
    </style:style>
    <style:style style:name="P12" style:family="paragraph" style:parent-style-name="Standard">
      <style:paragraph-properties>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color="#008000" style:font-name="Courier New" style:language-asian="en" style:country-asian="US" style:font-name-complex="Courier New"/>
    </style:style>
    <style:style style:name="P13" style:family="paragraph" style:parent-style-name="Standard">
      <style:text-properties style:font-name="Symbol" fo:font-size="12pt" style:font-size-asian="12pt" style:font-name-complex="Symbol"/>
    </style:style>
    <style:style style:name="P14" style:family="paragraph" style:parent-style-name="Standard">
      <style:paragraph-properties fo:margin-left="0cm" fo:margin-right="0cm" fo:text-indent="1.27cm" style:auto-text-indent="false"/>
    </style:style>
    <style:style style:name="P15" style:family="paragraph" style:parent-style-name="Standard">
      <style:paragraph-properties fo:margin-left="0cm" fo:margin-right="0cm" fo:text-indent="1.27cm" style:auto-text-indent="false"/>
      <style:text-properties fo:font-size="12pt" style:font-size-asian="12pt"/>
    </style:style>
    <style:style style:name="P16" style:family="paragraph" style:parent-style-name="Standard" style:master-page-name="Standard">
      <style:paragraph-properties fo:text-align="center" style:justify-single-word="false" style:page-number="auto"/>
      <style:text-properties fo:font-size="12pt" fo:font-weight="bold" style:font-size-asian="12pt" style:font-weight-asian="bold"/>
    </style:style>
    <style:style style:name="T1" style:family="text">
      <style:text-properties fo:font-size="12pt" style:font-size-asian="12pt"/>
    </style:style>
    <style:style style:name="T2" style:family="text">
      <style:text-properties fo:font-size="12pt" style:text-underline-style="solid" style:text-underline-width="auto" style:text-underline-color="font-color" style:font-size-asian="12pt"/>
    </style:style>
    <style:style style:name="T3" style:family="text">
      <style:text-properties style:text-position="sub 58%" fo:font-size="12pt" style:font-size-asian="12pt"/>
    </style:style>
    <style:style style:name="T4" style:family="text">
      <style:text-properties style:text-position="sub 58%" style:font-name="Symbol" fo:font-size="12pt" style:font-size-asian="12pt"/>
    </style:style>
    <style:style style:name="T5" style:family="text">
      <style:text-properties style:text-position="sub 58%" style:font-name="Symbol" fo:font-size="12pt" style:font-size-asian="12pt" style:font-name-complex="Symbol"/>
    </style:style>
    <style:style style:name="T6" style:family="text">
      <style:text-properties style:font-name="Symbol"/>
    </style:style>
    <style:style style:name="T7" style:family="text">
      <style:text-properties style:font-name="Symbol" fo:font-size="12pt" style:font-size-asian="12pt"/>
    </style:style>
    <style:style style:name="T8" style:family="text">
      <style:text-properties style:font-name="Symbol" fo:font-size="12pt" style:font-size-asian="12pt" style:font-name-complex="Symbol"/>
    </style:style>
    <style:style style:name="T9" style:family="text">
      <style:text-properties style:font-name="Symbol" style:font-name-complex="Symbol"/>
    </style:style>
    <style:style style:name="T10" style:family="text">
      <style:text-properties style:font-name-asian="Courier New"/>
    </style:style>
    <style:style style:name="T11" style:family="text">
      <style:text-properties style:font-name="Courier New" style:language-asian="en" style:country-asian="US" style:font-name-complex="Courier New"/>
    </style:style>
    <style:style style:name="T12" style:family="text">
      <style:text-properties style:text-position="super 58%" fo:font-size="12pt" style:font-size-asian="12pt"/>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middle" style:vertical-rel="text" fo:padding="0cm" fo:border="0.51pt solid #000000" draw:ole-draw-aspect="1"/>
    </style:style>
    <style:style style:name="fr3" style:family="graphic" style:parent-style-name="OLE">
      <style:graphic-properties fo:margin-left="0cm" fo:margin-right="0cm" style:vertical-pos="middle" style:vertical-rel="text" fo:padding="0.002cm" fo:border="none" draw:ole-draw-aspect="1"/>
    </style:style>
    <style:style style:name="fr4" style:family="graphic" style:parent-style-name="OLE">
      <style:graphic-properties fo:margin-left="0cm" fo:margin-right="0cm" style:vertical-pos="top" style:vertical-rel="baseline" fo:padding="0.002cm" fo:border="none" draw:ole-draw-aspect="1" draw:visible-area-width="7.056cm" draw:visible-area-height="5.786cm"/>
    </style:style>
    <style:style style:name="fr5" style:family="graphic" style:parent-style-name="OLE">
      <style:graphic-properties fo:margin-left="0cm" fo:margin-right="0cm" style:vertical-pos="top" style:vertical-rel="baseline" fo:padding="0.002cm" fo:border="none" draw:ole-draw-aspect="1" draw:visible-area-width="8.749cm" draw:visible-area-height="6.632cm"/>
    </style:style>
    <style:style style:name="fr6" style:family="graphic" style:parent-style-name="OLE">
      <style:graphic-properties fo:margin-left="0.319cm" fo:margin-right="0.319cm" style:wrap="none" style:vertical-pos="from-top" style:vertical-rel="paragraph" style:horizontal-pos="from-left" style:horizontal-rel="paragraph" fo:padding="0.002cm" fo:border="none" draw:ole-draw-aspect="1" draw:visible-area-width="9.759cm" draw:visible-area-height="4.498cm"/>
    </style:style>
    <style:style style:name="fr7" style:family="graphic" style:parent-style-name="OLE">
      <style:graphic-properties fo:margin-left="0.319cm" fo:margin-right="0.319cm" style:wrap="none" style:vertical-pos="from-top" style:vertical-rel="paragraph" style:horizontal-pos="from-left" style:horizontal-rel="paragraph" fo:padding="0.002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AE 3003 Chapter III - Handout #2</text:p>
      <text:p text:style-name="P2">Sources, Sinks and Doublets - the Building Blocks of Potential Flow</text:p>
      <text:p text:style-name="P3"/>
      <text:p text:style-name="P3">In the previous handout we developed the following equation for the velocity potential:</text:p>
      <text:p text:style-name="P3"/>
      <text:p text:style-name="P4"><draw:frame draw:style-name="fr2" draw:name="Object1" text:anchor-type="as-char" svg:width="3.725cm" svg:height="2.168cm" draw:z-index="0"><draw:object xlink:href="./Object 1" xlink:type="simple" xlink:show="embed" xlink:actuate="onLoad"/><draw:image xlink:href="./ObjectReplacements/Object 1" xlink:type="simple" xlink:show="embed" xlink:actuate="onLoad"/></draw:frame></text:p>
      <text:p text:style-name="P5">(1)</text:p>
      <text:p text:style-name="Standard"><text:span text:style-name="T1">where the operator </text:span><text:span text:style-name="T1"><draw:frame draw:style-name="fr3" draw:name="Object2" text:anchor-type="as-char" svg:width="0.787cm" svg:height="0.533cm" draw:z-index="1"><draw:object xlink:href="./Object 2" xlink:type="simple" xlink:show="embed" xlink:actuate="onLoad"/><draw:image xlink:href="./ObjectReplacements/Object 2" xlink:type="simple" xlink:show="embed" xlink:actuate="onLoad"/></draw:frame></text:span><text:span text:style-name="T1">is called the Laplacian operator. This equation holds for 2-D and 3-D inviscid irrotational flows. If we are only interested in 2-D irrotational inviscid flows, we may also solve for:</text:span></text:p>
      <text:p text:style-name="P4"><draw:frame draw:style-name="fr2" draw:name="Object3" text:anchor-type="as-char" svg:width="1.693cm" svg:height="0.533cm" draw:z-index="2"><draw:object xlink:href="./Object 3" xlink:type="simple" xlink:show="embed" xlink:actuate="onLoad"/><draw:image xlink:href="./ObjectReplacements/Object 3" xlink:type="simple" xlink:show="embed" xlink:actuate="onLoad"/></draw:frame></text:p>
      <text:p text:style-name="P5">(2)</text:p>
      <text:p text:style-name="P3"/>
      <text:p text:style-name="Standard"><text:span text:style-name="T1">where </text:span><text:span text:style-name="T1"><draw:frame draw:style-name="fr3" draw:name="Object4" text:anchor-type="as-char" svg:width="0.533cm" svg:height="0.467cm" draw:z-index="3"><draw:object xlink:href="./Object 4" xlink:type="simple" xlink:show="embed" xlink:actuate="onLoad"/><draw:image xlink:href="./ObjectReplacements/Object 4" xlink:type="simple" xlink:show="embed" xlink:actuate="onLoad"/></draw:frame></text:span><text:span text:style-name="T1"> is the stream function. </text:span></text:p>
      <text:p text:style-name="P3"/>
      <text:p text:style-name="P3">After we have solved for the velocity potential or the stream function, we can compute the velocities. In a Cartesian coordinate system, for 2-D flows, <text:s/>we will use:</text:p>
      <text:p text:style-name="P4"><draw:frame draw:style-name="fr2" draw:name="Object5" text:anchor-type="as-char" svg:width="2.805cm" svg:height="2.016cm" draw:z-index="4"><draw:object xlink:href="./Object 5" xlink:type="simple" xlink:show="embed" xlink:actuate="onLoad"/><draw:image xlink:href="./ObjectReplacements/Object 5" xlink:type="simple" xlink:show="embed" xlink:actuate="onLoad"/></draw:frame></text:p>
      <text:p text:style-name="P5">(3)</text:p>
      <text:p text:style-name="P3">In a polar coordinate system, for 2-D flows we will use:</text:p>
      <text:p text:style-name="P4"/>
      <text:p text:style-name="P4"><draw:frame draw:style-name="fr2" draw:name="Object6" text:anchor-type="as-char" svg:width="6.906cm" svg:height="2.016cm" draw:z-index="5"><draw:object xlink:href="./Object 6" xlink:type="simple" xlink:show="embed" xlink:actuate="onLoad"/><draw:image xlink:href="./ObjectReplacements/Object 6" xlink:type="simple" xlink:show="embed" xlink:actuate="onLoad"/></draw:frame></text:p>
      <text:p text:style-name="P5">(4)</text:p>
      <text:p text:style-name="P3"/>
      <text:p text:style-name="P3">In 3-D, the velocities are given only in terms of the velocity potential, as follows:</text:p>
      <text:p text:style-name="P3"/>
      <text:p text:style-name="P1"><draw:frame draw:style-name="fr2" draw:name="Object7" text:anchor-type="as-char" svg:width="7.902cm" svg:height="1.976cm" draw:z-index="6"><draw:object xlink:href="./Object 7" xlink:type="simple" xlink:show="embed" xlink:actuate="onLoad"/><draw:image xlink:href="./ObjectReplacements/Object 7" xlink:type="simple" xlink:show="embed" xlink:actuate="onLoad"/></draw:frame></text:p>
      <text:p text:style-name="P5">(5)</text:p>
      <text:p text:style-name="P3">Once the velocity is known, we can find pressure from the Bernoulli's equation. </text:p>
      <text:p text:style-name="P15">In this section, we consider some simple solutions to the Laplace's equation (1 or 2). Since equation 91) and 92) are linear, we can superpose many such simple solutions to arrive at a more complex flow field. This is like building a complex configuration using Lego blocks. The individual simple solutions are the individual Lego pieces, which on <text:soft-page-break/>their own, are not very interesting. Together, however, they can solve some very interesting flows, including flow over airfoils and wings.</text:p>
      <text:p text:style-name="P3"/>
      <text:p text:style-name="Standard"><text:span text:style-name="T2">Building Block #1: 2-D Sources and Sinks:</text:span><text:span text:style-name="T1"> <text:s/>A source is like a lawn sprinkler. It sprays the water (or air) radially, and equally, in all the directions, at the rate of Q units per unit time. If this is a sink (e.g. a drain hole on a concrete pavement) the velocity vectors will still be radial, but directed inwards towards the center. The sign of Q will be positive for a source, and negative for a sink.</text:span></text:p>
      <text:p text:style-name="P7"/>
      <text:p text:style-name="P4"><draw:frame draw:style-name="fr4" draw:name="Object8" text:anchor-type="as-char" svg:width="7.056cm" svg:height="5.786cm" draw:z-index="7"><draw:object-ole xlink:href="./Object 8" xlink:type="simple" xlink:show="embed" xlink:actuate="onLoad"/><draw:image xlink:href="./ObjectReplacements/Object 8" xlink:type="simple" xlink:show="embed" xlink:actuate="onLoad"/></draw:frame></text:p>
      <text:p text:style-name="Standard"><text:span text:style-name="T1">Consider a circle of radius r enclosing this source. Let v</text:span><text:span text:style-name="T3">r</text:span><text:span text:style-name="T1"> be the radial component of velocity associated with this source (or sink). Then, form conservation of mass, for a cylinder of radius r, and unit height perpendicular to the paper,</text:span></text:p>
      <text:p text:style-name="P4"><draw:frame draw:style-name="fr3" draw:name="Object9" text:anchor-type="as-char" svg:width="2.893cm" svg:height="2.096cm" draw:z-index="8"><draw:object xlink:href="./Object 9" xlink:type="simple" xlink:show="embed" xlink:actuate="onLoad"/><draw:image xlink:href="./ObjectReplacements/Object 9" xlink:type="simple" xlink:show="embed" xlink:actuate="onLoad"/></draw:frame></text:p>
      <text:p text:style-name="P5">(6)</text:p>
      <text:p text:style-name="P3">Solving equation (6) for the velocity potential and the stream function we get, for a source or a sink:</text:p>
      <text:p text:style-name="P3"/>
      <text:p text:style-name="P4"><draw:frame draw:style-name="fr2" draw:name="Object10" text:anchor-type="as-char" svg:width="2.475cm" svg:height="2.016cm" draw:z-index="9"><draw:object xlink:href="./Object 10" xlink:type="simple" xlink:show="embed" xlink:actuate="onLoad"/><draw:image xlink:href="./ObjectReplacements/Object 10" xlink:type="simple" xlink:show="embed" xlink:actuate="onLoad"/></draw:frame></text:p>
      <text:p text:style-name="P5">(7)</text:p>
      <text:p text:style-name="P3">plus a constant. The constants appear as we integrate the velocity to get the velocity potential or stream function. Every simple solution we consider will be an analytical function (like equation 7) plus a constant to be determined later.</text:p>
      <text:p text:style-name="P3"/>
      <text:p text:style-name="Standard"><text:span text:style-name="T2">Exercise</text:span><text:span text:style-name="T1">: Verify for yourselves that (7) satisfies Laplace's equation in polar coordinates:</text:span></text:p>
      <text:p text:style-name="P4"/>
      <text:p text:style-name="P4"><text:soft-page-break/><draw:frame draw:style-name="fr3" draw:name="Object11" text:anchor-type="as-char" svg:width="5.671cm" svg:height="2.274cm" draw:z-index="10"><draw:object xlink:href="./Object 11" xlink:type="simple" xlink:show="embed" xlink:actuate="onLoad"/><draw:image xlink:href="./ObjectReplacements/Object 11" xlink:type="simple" xlink:show="embed" xlink:actuate="onLoad"/></draw:frame></text:p>
      <text:p text:style-name="P7">Building Block #2: Uniform Flow:</text:p>
      <text:p text:style-name="P8"><draw:frame draw:style-name="fr5" draw:name="Object12" text:anchor-type="as-char" svg:width="8.749cm" svg:height="6.632cm" draw:z-index="11"><draw:object-ole xlink:href="./Object 12" xlink:type="simple" xlink:show="embed" xlink:actuate="onLoad"/><draw:image xlink:href="./ObjectReplacements/Object 12" xlink:type="simple" xlink:show="embed" xlink:actuate="onLoad"/></draw:frame></text:p>
      <text:p text:style-name="P3"/>
      <text:p text:style-name="Standard"><text:span text:style-name="T1"><text:tab/>This is also, by itself, an uninteresting flow. It represents a uniform flow with the velocity components u</text:span><text:span text:style-name="T4"></text:span><text:span text:style-name="T1"> and v</text:span><text:span text:style-name="T4"></text:span><text:span text:style-name="T1"> along the x- and y- axes. The stream function and the velocity potential associated with this flow are:</text:span></text:p>
      <text:p text:style-name="P4"><draw:frame draw:style-name="fr2" draw:name="Object13" text:anchor-type="as-char" svg:width="4.376cm" svg:height="1.145cm" draw:z-index="12"><draw:object xlink:href="./Object 13" xlink:type="simple" xlink:show="embed" xlink:actuate="onLoad"/><draw:image xlink:href="./ObjectReplacements/Object 13" xlink:type="simple" xlink:show="embed" xlink:actuate="onLoad"/></draw:frame></text:p>
      <text:p text:style-name="P5">(8)</text:p>
      <text:p text:style-name="P3">If we use equation (3) on the definitions given in equation (8), we recover the Cartesian components of velocity. <text:s/>Notice that these functions shown on (8) are simple straight lines. It is also easy to see that these functions given in equation (8) satisfy the Laplace's equation.</text:p>
      <text:p text:style-name="P3"/>
      <text:p text:style-name="P7">Superposition of a Source and a Uniform Flow:</text:p>
      <text:p text:style-name="P3"/>
      <text:p text:style-name="P3"><text:tab/>Let us try to superpose the uniform flow and the flow field due to a source. All we have to do is add the flow field given in equations (8) to equation (9). The result is given below:</text:p>
      <text:p text:style-name="P3"/>
      <text:p text:style-name="P4"><draw:frame draw:style-name="fr2" draw:name="Object14" text:anchor-type="as-char" svg:width="5.53cm" svg:height="2.016cm" draw:z-index="13"><draw:object xlink:href="./Object 14" xlink:type="simple" xlink:show="embed" xlink:actuate="onLoad"/><draw:image xlink:href="./ObjectReplacements/Object 14" xlink:type="simple" xlink:show="embed" xlink:actuate="onLoad"/></draw:frame></text:p>
      <text:p text:style-name="P5">(10)</text:p>
      <text:p text:style-name="P3"/>
      <text:p text:style-name="Standard"><text:span text:style-name="T1">We can take x and y- derivatives of this flow field to get the velocity field. Note that the quantity 'r' represents the distance between where the source (x</text:span><text:span text:style-name="T3">s</text:span><text:span text:style-name="T1">,y</text:span><text:span text:style-name="T3">s</text:span><text:span text:style-name="T1">), and a general point (x,y) where the distance is being computed. That is,</text:span></text:p>
      <text:p text:style-name="P3"><text:soft-page-break/></text:p>
      <text:p text:style-name="P4"><draw:frame draw:style-name="fr3" draw:name="Object15" text:anchor-type="as-char" svg:width="5.36cm" svg:height="0.72cm" draw:z-index="14"><draw:object xlink:href="./Object 15" xlink:type="simple" xlink:show="embed" xlink:actuate="onLoad"/><draw:image xlink:href="./ObjectReplacements/Object 15" xlink:type="simple" xlink:show="embed" xlink:actuate="onLoad"/></draw:frame></text:p>
      <text:p text:style-name="P5">(11)</text:p>
      <text:p text:style-name="P3">Thus, the velocity potential in Cartesian form, taking into account where the source has been placed, is:</text:p>
      <text:p text:style-name="P4"><draw:frame draw:style-name="fr3" draw:name="Object16" text:anchor-type="as-char" svg:width="7.385cm" svg:height="0.998cm" draw:z-index="15"><draw:object xlink:href="./Object 16" xlink:type="simple" xlink:show="embed" xlink:actuate="onLoad"/><draw:image xlink:href="./ObjectReplacements/Object 16" xlink:type="simple" xlink:show="embed" xlink:actuate="onLoad"/></draw:frame></text:p>
      <text:p text:style-name="P5">(12)</text:p>
      <text:p text:style-name="P3">and the velocities are:</text:p>
      <text:p text:style-name="P4"><draw:frame draw:style-name="fr3" draw:name="Object17" text:anchor-type="as-char" svg:width="6.301cm" svg:height="2.729cm" draw:z-index="16"><draw:object xlink:href="./Object 17" xlink:type="simple" xlink:show="embed" xlink:actuate="onLoad"/><draw:image xlink:href="./ObjectReplacements/Object 17" xlink:type="simple" xlink:show="embed" xlink:actuate="onLoad"/></draw:frame></text:p>
      <text:p text:style-name="P5">(13)</text:p>
      <text:p text:style-name="P3"><text:tab/>These velocities may be plugged into the Bernoulli's equation:</text:p>
      <text:p text:style-name="P4"><draw:frame draw:style-name="fr3" draw:name="Object18" text:anchor-type="as-char" svg:width="5.225cm" svg:height="0.998cm" draw:z-index="17"><draw:object xlink:href="./Object 18" xlink:type="simple" xlink:show="embed" xlink:actuate="onLoad"/><draw:image xlink:href="./ObjectReplacements/Object 18" xlink:type="simple" xlink:show="embed" xlink:actuate="onLoad"/></draw:frame></text:p>
      <text:p text:style-name="P5">(14)</text:p>
      <text:p text:style-name="Standard"><text:span text:style-name="T1">where p</text:span><text:span text:style-name="T4"></text:span><text:span text:style-name="T1"> is the pressure value far away from the source.</text:span></text:p>
      <text:p text:style-name="P3"/>
      <text:p text:style-name="P3">We can also plot the flow field and the streamlines. The easiest way to accomplish this is using built-in functions such as the MATLAB function "contour". Here is an example. In this example, a source of strength Q equal to unity is placed at the origin. The freestream velcoity is UINF= 1, and VINF=0. Here is the MATLAB script for modeling this flow.</text:p>
      <text:p text:style-name="P3"/>
      <text:p text:style-name="P11">X=-1:.1:1;</text:p>
      <text:p text:style-name="P11">Y=X;</text:p>
      <text:p text:style-name="P11"><text:span text:style-name="T10"><text:s text:c="8"/></text:span>[x,y] = meshgrid(X,Y); <text:s text:c="4"/></text:p>
      <text:p text:style-name="P11"/>
      <text:p text:style-name="P11"><text:span text:style-name="T10"><text:s/></text:span>Q=1;</text:p>
      <text:p text:style-name="P11"><text:span text:style-name="T10"><text:s/></text:span>UINF=1.;</text:p>
      <text:p text:style-name="P11"><text:span text:style-name="T10"><text:s/></text:span>VINF=0.;</text:p>
      <text:p text:style-name="P11"><text:span text:style-name="T10"><text:s/></text:span>z=Q/(2.*3.14158)*atan2(y,x)+UINF*y-VINF*x;</text:p>
      <text:p text:style-name="P11"><text:span text:style-name="T10"><text:s/></text:span>contour(z,20);</text:p>
      <text:p text:style-name="P6"/>
      <text:p text:style-name="P6"><text:tab/>This example produces the contours shown below. Note that this looks like flow around the nose of a body. This body is called "Rankine's Half-Body."</text:p>
      <text:p text:style-name="P9"><draw:frame draw:style-name="fr1" draw:name="Image1" text:anchor-type="char" svg:x="0.127cm" svg:y="0.766cm" svg:width="14.698cm" svg:height="11.024cm" draw:z-index="24"><draw:image xlink:href="Pictures/20000285000043D1000032DD87979663.wmf" xlink:type="simple" xlink:show="embed" xlink:actuate="onLoad"/></draw:frame><text:soft-page-break/></text:p>
      <text:p text:style-name="P7">Superposition of Uniform flow, source and a sink:</text:p>
      <text:p text:style-name="P15">We can superpose a source placed at (X1,Y1), a sink of equal strength placed at (X2,Y2), and a uniform velocity. Let us say, for the sake of illustration, that the source is placed at x=-0.3, and the sink is placed at x= +0.3. on the x- axis. Let us assume that Q=1, UINF=1 and VINF=0.0. Then we can look at the contours by executing the following MATLAB script:</text:p>
      <text:p text:style-name="P3"/>
      <text:p text:style-name="P12">%Contours of <text:s/>Stream function caused by a source of strength Q placed in a</text:p>
      <text:p text:style-name="P12">% <text:s text:c="8"/>uniform stream with Cartesian components u=UINF and v=VINF.</text:p>
      <text:p text:style-name="P12">% The source is placed in this example at X= -0.3, and the sink is</text:p>
      <text:p text:style-name="P12">% placed at x= +.3</text:p>
      <text:p text:style-name="P11"/>
      <text:p text:style-name="P11">X=-1:.1:1;</text:p>
      <text:p text:style-name="P11">Y=X;</text:p>
      <text:p text:style-name="P11"><text:span text:style-name="T10"><text:s text:c="8"/></text:span>[x,y] = meshgrid(X,Y); <text:s text:c="4"/></text:p>
      <text:p text:style-name="P11"/>
      <text:p text:style-name="P11"><text:span text:style-name="T10"><text:s/></text:span>Q=1;</text:p>
      <text:p text:style-name="P11"><text:span text:style-name="T10"><text:s/></text:span>UINF=1.;</text:p>
      <text:p text:style-name="P11"><text:span text:style-name="T10"><text:s/></text:span>VINF=0.;</text:p>
      <text:p text:style-name="P11"><text:span text:style-name="T10"><text:s/></text:span>z=Q/(2.*3.14158)*atan2(y,x+.3)-Q/(2.*3.14158)*atan2(y,x-.3)+UINF*y-VINF*x;</text:p>
      <text:p text:style-name="P10"><text:span text:style-name="T10"><text:s/></text:span>contour(z,20);</text:p>
      <text:p text:style-name="P14"><text:soft-page-break/><text:span text:style-name="T1">Here are the contours from the resulting plot. This flow resembles flow over an oval shaped object, called “Rankine’s full body”. It is similar to the shape made popular in Ford commercials. </text:span></text:p>
      <text:p text:style-name="P7"><draw:frame draw:style-name="fr1" draw:name="Image2" text:anchor-type="char" svg:x="-0.127cm" svg:y="0.097cm" svg:width="14.698cm" svg:height="11.024cm" draw:z-index="25"><draw:image xlink:href="Pictures/2000033A000043D1000032DD21523D7E.wmf" xlink:type="simple" xlink:show="embed" xlink:actuate="onLoad"/></draw:frame>Doublets:</text:p>
      <text:p text:style-name="Standard"><text:span text:style-name="T1"><text:tab/>Doublets are source-sink pairs, initially separated by a distance </text:span><text:span text:style-name="T8"></text:span><text:span text:style-name="T1">, which are brought close together by making the separation distance </text:span><text:span text:style-name="T8"></text:span><text:span text:style-name="T1"> </text:span><text:span text:style-name="T7"></text:span><text:span text:style-name="T1">0. To keep them from annihilating each other, their strength Q is progressively increased so that Q times </text:span><text:span text:style-name="T8"></text:span><text:span text:style-name="T1"> remains a constant. This constant is given the symbol </text:span><text:span text:style-name="T8"></text:span><text:span text:style-name="T1">, called the strength of the doublet.</text:span></text:p>
      <text:p text:style-name="P3"/>
      <text:p text:style-name="Standard"><text:span text:style-name="T1"><text:tab/>We can derive expressions for the stream function (and the velocity potential) for a doublet from the known expressions for sources and sinks. Consider a source of strength Q placed on the x-axis at a point A, and a sink of strength –Q placed on the x- axis at point B. The points A and B are placed a distance </text:span><text:span text:style-name="T8"></text:span><text:span text:style-name="T1"> apart. Then, the stream function at a general point P in the flow field is given by:</text:span></text:p>
      <text:p text:style-name="P4"><draw:frame draw:style-name="fr3" draw:name="Object19" text:anchor-type="as-char" svg:width="4.77cm" svg:height="1.021cm" draw:z-index="18"><draw:object xlink:href="./Object 19" xlink:type="simple" xlink:show="embed" xlink:actuate="onLoad"/><draw:image xlink:href="./ObjectReplacements/Object 19" xlink:type="simple" xlink:show="embed" xlink:actuate="onLoad"/></draw:frame></text:p>
      <text:p text:style-name="Standard"><text:span text:style-name="T1">where </text:span><text:span text:style-name="T8"></text:span><text:span text:style-name="T3">1</text:span><text:span text:style-name="T1"> is the angle formed by the line AP with respect to the x- axis, and </text:span><text:span text:style-name="T8"></text:span><text:span text:style-name="T3">2</text:span><text:span text:style-name="T1"> is the angle formed by the line BP with respect to the x- axis. See the figure below.</text:span></text:p>
      <text:p text:style-name="P9"><draw:frame draw:style-name="fr6" draw:name="Object20" text:anchor-type="char" svg:x="2.667cm" svg:y="0.146cm" svg:width="9.76cm" svg:height="4.498cm" draw:z-index="26"><draw:object-ole xlink:href="./Object 20" xlink:type="simple" xlink:show="embed" xlink:actuate="onLoad"/><draw:image xlink:href="./ObjectReplacements/Object 20" xlink:type="simple" xlink:show="embed" xlink:actuate="onLoad"/></draw:frame><text:soft-page-break/></text:p>
      <text:p text:style-name="P3"/>
      <text:p text:style-name="Standard"><text:span text:style-name="T1">In the figure above, the angle EPB is (</text:span><text:span text:style-name="T8"></text:span><text:span text:style-name="T5"></text:span><text:span text:style-name="T8"></text:span><text:span text:style-name="T3">1</text:span><text:span text:style-name="T1">)=</text:span><text:span text:style-name="T8"></text:span><text:span text:style-name="T1">.</text:span></text:p>
      <text:p text:style-name="P3"/>
      <text:p text:style-name="P3"/>
      <text:p text:style-name="Standard"><text:span text:style-name="T1">The distance BP </text:span><text:span text:style-name="T7"></text:span><text:span text:style-name="T1"> The distance EP = r. Then, for small values of </text:span><text:span text:style-name="T8"></text:span><text:span text:style-name="T1">, EB</text:span><text:span text:style-name="T7"></text:span><text:span text:style-name="T1"> rsin(</text:span><text:span text:style-name="T8"></text:span><text:span text:style-name="T7"></text:span><text:span text:style-name="T1">r</text:span><text:span text:style-name="T8"></text:span></text:p>
      <text:p text:style-name="P13"/>
      <text:h text:style-name="Heading_20_1" text:outline-level="1">Consider next the right angle triangle ABE. For this triangle, EB/AB = sin<text:span text:style-name="T9"></text:span>. Using</text:h>
      <text:p text:style-name="P3"/>
      <text:p text:style-name="Standard"><text:span text:style-name="T1">EB = r</text:span><text:span text:style-name="T8"></text:span><text:span text:style-name="T1">, and AB = </text:span><text:span text:style-name="T8"></text:span><text:span text:style-name="T1"> we get</text:span></text:p>
      <text:p text:style-name="P3"/>
      <text:p text:style-name="P4"><draw:frame draw:style-name="fr3" draw:name="Object21" text:anchor-type="as-char" svg:width="2.593cm" svg:height="0.467cm" draw:z-index="19"><draw:object xlink:href="./Object 21" xlink:type="simple" xlink:show="embed" xlink:actuate="onLoad"/><draw:image xlink:href="./ObjectReplacements/Object 21" xlink:type="simple" xlink:show="embed" xlink:actuate="onLoad"/></draw:frame></text:p>
      <text:p text:style-name="P3"/>
      <text:p text:style-name="Standard"><text:span text:style-name="T1">Thus, stream function associated with the doublet, in the limit as </text:span><text:span text:style-name="T8"></text:span><text:span text:style-name="T1"> goes to zero, is given by:</text:span></text:p>
      <text:p text:style-name="P3"/>
      <text:p text:style-name="P1"><text:span text:style-name="T1"><draw:frame draw:style-name="fr3" draw:name="Object22" text:anchor-type="as-char" svg:width="0.201cm" svg:height="0.467cm" draw:z-index="20"><draw:object xlink:href="./Object 22" xlink:type="simple" xlink:show="embed" xlink:actuate="onLoad"/><draw:image xlink:href="./ObjectReplacements/Object 22" xlink:type="simple" xlink:show="embed" xlink:actuate="onLoad"/></draw:frame></text:span><text:span text:style-name="T1"><draw:frame draw:style-name="fr2" draw:name="Object23" text:anchor-type="as-char" svg:width="3.877cm" svg:height="0.998cm" draw:z-index="21"><draw:object xlink:href="./Object 23" xlink:type="simple" xlink:show="embed" xlink:actuate="onLoad"/><draw:image xlink:href="./ObjectReplacements/Object 23" xlink:type="simple" xlink:show="embed" xlink:actuate="onLoad"/></draw:frame></text:span></text:p>
      <text:p text:style-name="P3"/>
      <text:p text:style-name="P3">If we superpose the doublet, and a uniform flow we get:</text:p>
      <text:p text:style-name="P9"><draw:frame draw:style-name="fr7" draw:name="Object24" text:anchor-type="char" svg:x="5.715cm" svg:y="0.762cm" svg:width="4.551cm" svg:height="0.998cm" draw:z-index="27"><draw:object xlink:href="./Object 24" xlink:type="simple" xlink:show="embed" xlink:actuate="onLoad"/><draw:image xlink:href="./ObjectReplacements/Object 24" xlink:type="simple" xlink:show="embed" xlink:actuate="onLoad"/></draw:frame></text:p>
      <text:p text:style-name="Standard"><text:span text:style-name="T1"><draw:frame draw:style-name="fr3" draw:name="Object25" text:anchor-type="as-char" svg:width="0.201cm" svg:height="0.467cm" draw:z-index="22"><draw:object xlink:href="./Object 25" xlink:type="simple" xlink:show="embed" xlink:actuate="onLoad"/><draw:image xlink:href="./ObjectReplacements/Object 25" xlink:type="simple" xlink:show="embed" xlink:actuate="onLoad"/></draw:frame></text:span><text:span text:style-name="T1">If the uniform flow is parallel to the x- axis, <text:s/>using y=rsin</text:span><text:span text:style-name="T8"></text:span><text:span text:style-name="T1"> and defining a</text:span><text:span text:style-name="T12">2</text:span><text:span text:style-name="T1">=</text:span><text:span text:style-name="T8"></text:span><text:span text:style-name="T1">V</text:span><text:span text:style-name="T4"></text:span><text:span text:style-name="T1"> we get: <text:s/></text:span></text:p>
      <text:p text:style-name="P4"><draw:frame draw:style-name="fr3" draw:name="Object26" text:anchor-type="as-char" svg:width="2.986cm" svg:height="1.244cm" draw:z-index="23"><draw:object xlink:href="./Object 26" xlink:type="simple" xlink:show="embed" xlink:actuate="onLoad"/><draw:image xlink:href="./ObjectReplacements/Object 26" xlink:type="simple" xlink:show="embed" xlink:actuate="onLoad"/></draw:frame></text:p>
      <text:p text:style-name="P3"/>
      <text:p text:style-name="Text_20_body">Notice that the stream function <text:s/><text:span text:style-name="T6"></text:span> is zero on the surface r=a. In other words, r=a, a cylinder is a streamline. Thus, the superposition of a doublet and a uniform flow, for some special situations, becomes flow over a circular cylinder. We can plot this function using MATLAB. We will find that this function does yield flow over a circular cylinder of radius 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2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style:font-size-asian="12pt"/>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E 3003 Chapter III - Handout #2</dc:title>
    <meta:initial-creator>Lakshmi Sankar</meta:initial-creator>
    <meta:creation-date>1998-11-03T15:54:00</meta:creation-date>
    <dc:creator>Lakshmi Sankar</dc:creator>
    <dc:date>1998-11-04T13:58:00</dc:date>
    <meta:print-date>1998-11-04T07:51:00</meta:print-date>
    <meta:editing-cycles>12</meta:editing-cycles>
    <meta:editing-duration>PT4H11M</meta:editing-duration>
    <meta:document-statistic meta:table-count="0" meta:image-count="2" meta:object-count="26" meta:page-count="7" meta:paragraph-count="95" meta:word-count="1264" meta:character-count="7043" meta:non-whitespace-character-count="5832"/>
    <meta:generator>LibreOffice/4.2.7.2$Linux_X86_64 LibreOffice_project/420m0$Build-2</meta:generator>
  </office:meta>
</office:document-meta>
</file>

<file path=Object 1/content.xml><?xml version="1.0" encoding="utf-8"?>
<math xmlns="http://www.w3.org/1998/Math/MathML" display="block">
  <semantics>
    <mrow>
      <mtable>
        <mtr>
          <mtd>
            <mrow>
              <mstyle mathsize="12pt">
                <mrow>
                  <mrow>
                    <mfrac>
                      <mrow>
                        <msup>
                          <mo stretchy="false">∂</mo>
                          <mstyle mathsize="8pt">
                            <mn>2</mn>
                          </mstyle>
                        </msup>
                        <mi>φ</mi>
                      </mrow>
                      <mrow>
                        <mo stretchy="false">∂</mo>
                        <msup>
                          <mi>x</mi>
                          <mstyle mathsize="8pt">
                            <mn>2</mn>
                          </mstyle>
                        </msup>
                      </mrow>
                    </mfrac>
                    <mo stretchy="false">+</mo>
                    <mfrac>
                      <mrow>
                        <msup>
                          <mo stretchy="false">∂</mo>
                          <mstyle mathsize="8pt">
                            <mn>2</mn>
                          </mstyle>
                        </msup>
                        <mi>φ</mi>
                      </mrow>
                      <mrow>
                        <mo stretchy="false">∂</mo>
                        <msup>
                          <mi>y</mi>
                          <mstyle mathsize="8pt">
                            <mn>2</mn>
                          </mstyle>
                        </msup>
                      </mrow>
                    </mfrac>
                    <mo stretchy="false">+</mo>
                    <mfrac>
                      <mrow>
                        <msup>
                          <mo stretchy="false">∂</mo>
                          <mstyle mathsize="8pt">
                            <mn>2</mn>
                          </mstyle>
                        </msup>
                        <mi>φ</mi>
                      </mrow>
                      <mrow>
                        <mo stretchy="false">∂</mo>
                        <msup>
                          <mi>z</mi>
                          <mstyle mathsize="8pt">
                            <mn>2</mn>
                          </mstyle>
                        </msup>
                      </mrow>
                    </mfrac>
                  </mrow>
                  <mo stretchy="false">=</mo>
                  <mn>0</mn>
                </mrow>
              </mstyle>
              <mrow/>
            </mrow>
          </mtd>
        </mtr>
        <mtr>
          <mtd>
            <mrow>
              <mstyle mathvariant="italic">
                <mtext>Or</mtext>
              </mstyle>
              <mrow/>
            </mrow>
          </mtd>
        </mtr>
        <mtr>
          <mtd>
            <mrow>
              <msup>
                <mo stretchy="false">∇</mo>
                <mstyle mathsize="8pt">
                  <mn>2</mn>
                </mstyle>
              </msup>
              <mrow>
                <mi>φ</mi>
                <mo stretchy="false">=</mo>
                <mn>0</mn>
              </mrow>
              <mrow/>
            </mrow>
          </mtd>
        </mtr>
      </mtable>
      <mrow/>
    </mrow>
    <annotation encoding="StarMath 5.0">alignl { stack {
 size 12{ {  { partial  rSup { size 8{2} } φ}  over  { partial x rSup { size 8{2} } } } + {  { partial  rSup { size 8{2} } φ}  over  { partial y rSup { size 8{2} } } } + {  { partial  rSup { size 8{2} } φ}  over  { partial z rSup { size 8{2} } } } =0}  {} # 
 ital "Or" {} # 
 nabla  rSup { size 8{2} } φ=0 {} 
} } {}</annotation>
  </semantics>
</math>
</file>

<file path=Object 10/content.xml><?xml version="1.0" encoding="utf-8"?>
<math xmlns="http://www.w3.org/1998/Math/MathML" display="block">
  <semantics>
    <mrow>
      <mtable>
        <mtr>
          <mtd>
            <mrow>
              <mstyle mathsize="12pt">
                <mrow>
                  <mrow>
                    <mi>φ</mi>
                    <mo stretchy="false">=</mo>
                    <mfrac>
                      <mi>Q</mi>
                      <mrow>
                        <mn>2</mn>
                        <mi>π</mi>
                      </mrow>
                    </mfrac>
                  </mrow>
                  <msub>
                    <mtext>log</mtext>
                    <mstyle mathsize="8pt">
                      <mi>e</mi>
                    </mstyle>
                  </msub>
                  <mi>r</mi>
                </mrow>
              </mstyle>
              <mrow/>
            </mrow>
          </mtd>
        </mtr>
        <mtr>
          <mtd>
            <mrow>
              <mrow>
                <mi>ψ</mi>
                <mo stretchy="false">=</mo>
                <mfrac>
                  <mi>Q</mi>
                  <mrow>
                    <mn>2</mn>
                    <mi>π</mi>
                  </mrow>
                </mfrac>
              </mrow>
              <mi>θ</mi>
              <mrow/>
            </mrow>
          </mtd>
        </mtr>
      </mtable>
      <mrow/>
    </mrow>
    <annotation encoding="StarMath 5.0">alignl { stack {
 size 12{φ= {  {Q}  over  {2π} } "log" rSub { size 8{e} } r}  {} # 
ψ= {  {Q}  over  {2π} } θ {} 
} } {}</annotation>
  </semantics>
</math>
</file>

<file path=Object 11/content.xml><?xml version="1.0" encoding="utf-8"?>
<math xmlns="http://www.w3.org/1998/Math/MathML" display="block">
  <semantics>
    <mrow>
      <mtable>
        <mtr>
          <mtd>
            <mrow>
              <mstyle mathsize="12pt">
                <mrow>
                  <msup>
                    <mo stretchy="false">∇</mo>
                    <mstyle mathsize="8pt">
                      <mn>2</mn>
                    </mstyle>
                  </msup>
                  <mrow>
                    <mi>φ</mi>
                    <mo stretchy="false">=</mo>
                    <mrow>
                      <mfrac>
                        <mrow>
                          <msup>
                            <mo stretchy="false">∂</mo>
                            <mstyle mathsize="8pt">
                              <mn>2</mn>
                            </mstyle>
                          </msup>
                          <mi>φ</mi>
                        </mrow>
                        <mrow>
                          <mo stretchy="false">∂</mo>
                          <msup>
                            <mi>r</mi>
                            <mstyle mathsize="8pt">
                              <mn>2</mn>
                            </mstyle>
                          </msup>
                        </mrow>
                      </mfrac>
                      <mo stretchy="false">+</mo>
                      <mfrac>
                        <mn>1</mn>
                        <mi>r</mi>
                      </mfrac>
                    </mrow>
                  </mrow>
                  <mrow>
                    <mfrac>
                      <mrow>
                        <mo stretchy="false">∂</mo>
                        <mi>φ</mi>
                      </mrow>
                      <mrow>
                        <mo stretchy="false">∂</mo>
                        <mi>r</mi>
                      </mrow>
                    </mfrac>
                    <mo stretchy="false">+</mo>
                    <mfrac>
                      <mn>1</mn>
                      <msup>
                        <mi>r</mi>
                        <mstyle mathsize="8pt">
                          <mn>2</mn>
                        </mstyle>
                      </msup>
                    </mfrac>
                  </mrow>
                  <mrow>
                    <mfrac>
                      <mrow>
                        <msup>
                          <mo stretchy="false">∂</mo>
                          <mstyle mathsize="8pt">
                            <mn>2</mn>
                          </mstyle>
                        </msup>
                        <mi>φ</mi>
                      </mrow>
                      <mrow>
                        <mo stretchy="false">∂</mo>
                        <msup>
                          <mi>θ</mi>
                          <mstyle mathsize="8pt">
                            <mn>2</mn>
                          </mstyle>
                        </msup>
                      </mrow>
                    </mfrac>
                    <mo stretchy="false">=</mo>
                    <mn>0</mn>
                  </mrow>
                </mrow>
              </mstyle>
              <mrow/>
            </mrow>
          </mtd>
        </mtr>
        <mtr>
          <mtd>
            <mrow>
              <msup>
                <mo stretchy="false">∇</mo>
                <mstyle mathsize="8pt">
                  <mn>2</mn>
                </mstyle>
              </msup>
              <mrow>
                <mi>φ</mi>
                <mo stretchy="false">=</mo>
                <mrow>
                  <mfrac>
                    <mrow>
                      <msup>
                        <mo stretchy="false">∂</mo>
                        <mstyle mathsize="8pt">
                          <mn>2</mn>
                        </mstyle>
                      </msup>
                      <mi>ψ</mi>
                    </mrow>
                    <mrow>
                      <mo stretchy="false">∂</mo>
                      <msup>
                        <mi>r</mi>
                        <mstyle mathsize="8pt">
                          <mn>2</mn>
                        </mstyle>
                      </msup>
                    </mrow>
                  </mfrac>
                  <mo stretchy="false">+</mo>
                  <mfrac>
                    <mn>1</mn>
                    <mi>r</mi>
                  </mfrac>
                </mrow>
              </mrow>
              <mrow>
                <mfrac>
                  <mrow>
                    <mo stretchy="false">∂</mo>
                    <mi>ψ</mi>
                  </mrow>
                  <mrow>
                    <mo stretchy="false">∂</mo>
                    <mi>r</mi>
                  </mrow>
                </mfrac>
                <mo stretchy="false">+</mo>
                <mfrac>
                  <mn>1</mn>
                  <msup>
                    <mi>r</mi>
                    <mstyle mathsize="8pt">
                      <mn>2</mn>
                    </mstyle>
                  </msup>
                </mfrac>
              </mrow>
              <mrow>
                <mfrac>
                  <mrow>
                    <msup>
                      <mo stretchy="false">∂</mo>
                      <mstyle mathsize="8pt">
                        <mn>2</mn>
                      </mstyle>
                    </msup>
                    <mi>ψ</mi>
                  </mrow>
                  <mrow>
                    <mo stretchy="false">∂</mo>
                    <msup>
                      <mi>θ</mi>
                      <mstyle mathsize="8pt">
                        <mn>2</mn>
                      </mstyle>
                    </msup>
                  </mrow>
                </mfrac>
                <mo stretchy="false">=</mo>
                <mn>0</mn>
              </mrow>
              <mrow/>
            </mrow>
          </mtd>
        </mtr>
      </mtable>
      <mrow/>
    </mrow>
    <annotation encoding="StarMath 5.0">alignl { stack {
 size 12{ nabla  rSup { size 8{2} } φ= {  { partial  rSup { size 8{2} } φ}  over  { partial r rSup { size 8{2} } } } + {  {1}  over  {r} }  {  { partial φ}  over  { partial r} } + {  {1}  over  {r rSup { size 8{2} } } }  {  { partial  rSup { size 8{2} } φ}  over  { partial θ rSup { size 8{2} } } } =0}  {} # 
 nabla  rSup { size 8{2} } φ= {  { partial  rSup { size 8{2} } ψ}  over  { partial r rSup { size 8{2} } } } + {  {1}  over  {r} }  {  { partial ψ}  over  { partial r} } + {  {1}  over  {r rSup { size 8{2} } } }  {  { partial  rSup { size 8{2} } ψ}  over  { partial θ rSup { size 8{2} } } } =0 {} 
} } {}</annotation>
  </semantics>
</math>
</file>

<file path=Object 13/content.xml><?xml version="1.0" encoding="utf-8"?>
<math xmlns="http://www.w3.org/1998/Math/MathML" display="block">
  <semantics>
    <mrow>
      <mtable>
        <mtr>
          <mtd>
            <mrow>
              <mstyle mathsize="12pt">
                <mrow>
                  <mrow>
                    <msub>
                      <mi>φ</mi>
                      <mstyle mathsize="8pt">
                        <mtext>Uniform Flow</mtext>
                      </mstyle>
                    </msub>
                    <mo stretchy="false">=</mo>
                    <msub>
                      <mi>u</mi>
                      <mstyle mathsize="8pt">
                        <mi mathvariant="normal">∞</mi>
                      </mstyle>
                    </msub>
                  </mrow>
                  <mrow>
                    <mi>x</mi>
                    <mo stretchy="false">+</mo>
                    <msub>
                      <mi>v</mi>
                      <mstyle mathsize="8pt">
                        <mi mathvariant="normal">∞</mi>
                      </mstyle>
                    </msub>
                  </mrow>
                  <mi>y</mi>
                </mrow>
              </mstyle>
              <mrow/>
            </mrow>
          </mtd>
        </mtr>
        <mtr>
          <mtd>
            <mrow>
              <mrow>
                <msub>
                  <mi>ψ</mi>
                  <mstyle mathsize="8pt">
                    <mtext>Uniform Flow</mtext>
                  </mstyle>
                </msub>
                <mo stretchy="false">=</mo>
                <msub>
                  <mi>u</mi>
                  <mstyle mathsize="8pt">
                    <mi mathvariant="normal">∞</mi>
                  </mstyle>
                </msub>
              </mrow>
              <mrow>
                <mi>y</mi>
                <mo stretchy="false">−</mo>
                <msub>
                  <mi>v</mi>
                  <mstyle mathsize="8pt">
                    <mi mathvariant="normal">∞</mi>
                  </mstyle>
                </msub>
              </mrow>
              <mi>x</mi>
              <mrow/>
            </mrow>
          </mtd>
        </mtr>
      </mtable>
      <mrow/>
    </mrow>
    <annotation encoding="StarMath 5.0">alignl { stack {
 size 12{φ rSub { size 8{"Uniform Flow"} } =u rSub { size 8{ infinity } } x+v rSub { size 8{ infinity } } y}  {} # 
ψ rSub { size 8{"Uniform Flow"} } =u rSub { size 8{ infinity } } y - v rSub { size 8{ infinity } } x {} 
} } {}</annotation>
  </semantics>
</math>
</file>

<file path=Object 14/content.xml><?xml version="1.0" encoding="utf-8"?>
<math xmlns="http://www.w3.org/1998/Math/MathML" display="block">
  <semantics>
    <mrow>
      <mtable>
        <mtr>
          <mtd>
            <mrow>
              <mstyle mathsize="12pt">
                <mrow>
                  <mrow>
                    <mi>φ</mi>
                    <mo stretchy="false">=</mo>
                    <mfrac>
                      <mi>Q</mi>
                      <mrow>
                        <mn>2</mn>
                        <mi>π</mi>
                      </mrow>
                    </mfrac>
                  </mrow>
                  <msub>
                    <mtext>log</mtext>
                    <mstyle mathsize="8pt">
                      <mi>e</mi>
                    </mstyle>
                  </msub>
                  <mrow>
                    <mi>r</mi>
                    <mo stretchy="false">+</mo>
                    <msub>
                      <mi>u</mi>
                      <mstyle mathsize="8pt">
                        <mi mathvariant="normal">∞</mi>
                      </mstyle>
                    </msub>
                  </mrow>
                  <mrow>
                    <mi>x</mi>
                    <mo stretchy="false">+</mo>
                    <msub>
                      <mi>v</mi>
                      <mstyle mathsize="8pt">
                        <mi mathvariant="normal">∞</mi>
                      </mstyle>
                    </msub>
                  </mrow>
                  <mi>y</mi>
                </mrow>
              </mstyle>
              <mrow/>
            </mrow>
          </mtd>
        </mtr>
        <mtr>
          <mtd>
            <mrow>
              <mrow>
                <msub>
                  <mi>ψ</mi>
                  <mstyle mathsize="8pt">
                    <mtext>Uniform Flow</mtext>
                  </mstyle>
                </msub>
                <mo stretchy="false">=</mo>
                <msub>
                  <mi>u</mi>
                  <mstyle mathsize="8pt">
                    <mi mathvariant="normal">∞</mi>
                  </mstyle>
                </msub>
              </mrow>
              <mrow>
                <mi>y</mi>
                <mo stretchy="false">−</mo>
                <msub>
                  <mi>v</mi>
                  <mstyle mathsize="8pt">
                    <mi mathvariant="normal">∞</mi>
                  </mstyle>
                </msub>
              </mrow>
              <mrow>
                <mi>x</mi>
                <mo stretchy="false">+</mo>
                <mfrac>
                  <mi>Q</mi>
                  <mrow>
                    <mn>2</mn>
                    <mi>π</mi>
                  </mrow>
                </mfrac>
              </mrow>
              <mi>θ</mi>
              <mrow/>
            </mrow>
          </mtd>
        </mtr>
      </mtable>
      <mrow/>
    </mrow>
    <annotation encoding="StarMath 5.0">alignl { stack {
 size 12{φ= {  {Q}  over  {2π} } "log" rSub { size 8{e} } r+u rSub { size 8{ infinity } } x+v rSub { size 8{ infinity } } y}  {} # 
ψ rSub { size 8{"Uniform Flow"} } =u rSub { size 8{ infinity } } y - v rSub { size 8{ infinity } } x+ {  {Q}  over  {2π} } θ {} 
} } {}</annotation>
  </semantics>
</math>
</file>

<file path=Object 15/content.xml><?xml version="1.0" encoding="utf-8"?>
<math xmlns="http://www.w3.org/1998/Math/MathML" display="block">
  <semantics>
    <mrow>
      <mstyle mathsize="12pt">
        <mrow>
          <mi>r</mi>
          <mo stretchy="false">=</mo>
          <msqrt>
            <mrow>
              <msup>
                <mrow>
                  <mo fence="true" stretchy="true">(</mo>
                  <mrow>
                    <mrow>
                      <mi>x</mi>
                      <mo stretchy="false">−</mo>
                      <msub>
                        <mi>x</mi>
                        <mstyle mathsize="8pt">
                          <mstyle mathvariant="italic">
                            <mtext>Source</mtext>
                          </mstyle>
                        </mstyle>
                      </msub>
                    </mrow>
                  </mrow>
                  <mo fence="true" stretchy="true">)</mo>
                </mrow>
                <mstyle mathsize="8pt">
                  <mn>2</mn>
                </mstyle>
              </msup>
              <mo stretchy="false">+</mo>
              <msup>
                <mrow>
                  <mo fence="true" stretchy="true">(</mo>
                  <mrow>
                    <mrow>
                      <mi>y</mi>
                      <mo stretchy="false">−</mo>
                      <msub>
                        <mi>y</mi>
                        <mstyle mathsize="8pt">
                          <mstyle mathvariant="italic">
                            <mtext>Source</mtext>
                          </mstyle>
                        </mstyle>
                      </msub>
                    </mrow>
                  </mrow>
                  <mo fence="true" stretchy="true">)</mo>
                </mrow>
                <mstyle mathsize="8pt">
                  <mn>2</mn>
                </mstyle>
              </msup>
            </mrow>
          </msqrt>
        </mrow>
      </mstyle>
      <mrow/>
    </mrow>
    <annotation encoding="StarMath 5.0"> size 12{r= sqrt { left (x - x rSub { size 8{ ital "Source"} }  right ) rSup { size 8{2} } + left (y - y rSub { size 8{ ital "Source"} }  right ) rSup { size 8{2} } } } {}</annotation>
  </semantics>
</math>
</file>

<file path=Object 16/content.xml><?xml version="1.0" encoding="utf-8"?>
<math xmlns="http://www.w3.org/1998/Math/MathML" display="block">
  <semantics>
    <mrow>
      <mstyle mathsize="12pt">
        <mrow>
          <mrow>
            <mi>φ</mi>
            <mo stretchy="false">=</mo>
            <mfrac>
              <mi>Q</mi>
              <mrow>
                <mn>4</mn>
                <mi>π</mi>
              </mrow>
            </mfrac>
          </mrow>
          <mtext>log</mtext>
          <mrow>
            <mrow>
              <mo fence="true" stretchy="true">[</mo>
              <mrow>
                <mrow>
                  <msup>
                    <mrow>
                      <mo fence="true" stretchy="true">(</mo>
                      <mrow>
                        <mrow>
                          <mi>x</mi>
                          <mo stretchy="false">−</mo>
                          <msub>
                            <mi>x</mi>
                            <mstyle mathsize="8pt">
                              <mi>s</mi>
                            </mstyle>
                          </msub>
                        </mrow>
                      </mrow>
                      <mo fence="true" stretchy="true">)</mo>
                    </mrow>
                    <mstyle mathsize="8pt">
                      <mn>2</mn>
                    </mstyle>
                  </msup>
                  <mo stretchy="false">+</mo>
                  <msup>
                    <mrow>
                      <mo fence="true" stretchy="true">(</mo>
                      <mrow>
                        <mrow>
                          <mi>y</mi>
                          <mo stretchy="false">−</mo>
                          <msub>
                            <mi>y</mi>
                            <mstyle mathsize="8pt">
                              <mi>s</mi>
                            </mstyle>
                          </msub>
                        </mrow>
                      </mrow>
                      <mo fence="true" stretchy="true">)</mo>
                    </mrow>
                    <mstyle mathsize="8pt">
                      <mn>2</mn>
                    </mstyle>
                  </msup>
                </mrow>
              </mrow>
              <mo fence="true" stretchy="true">]</mo>
            </mrow>
            <mo stretchy="false">+</mo>
            <msub>
              <mi>u</mi>
              <mstyle mathsize="8pt">
                <mi mathvariant="normal">∞</mi>
              </mstyle>
            </msub>
          </mrow>
          <mrow>
            <mi>x</mi>
            <mo stretchy="false">+</mo>
            <msub>
              <mi>v</mi>
              <mstyle mathsize="8pt">
                <mi mathvariant="normal">∞</mi>
              </mstyle>
            </msub>
          </mrow>
          <mi>y</mi>
        </mrow>
      </mstyle>
      <mrow/>
    </mrow>
    <annotation encoding="StarMath 5.0"> size 12{φ= {  {Q}  over  {4π} } "log" left [ left (x - x rSub { size 8{s} }  right ) rSup { size 8{2} } + left (y - y rSub { size 8{s} }  right ) rSup { size 8{2} }  right ]+u rSub { size 8{ infinity } } x+v rSub { size 8{ infinity } } y} {}</annotation>
  </semantics>
</math>
</file>

<file path=Object 17/content.xml><?xml version="1.0" encoding="utf-8"?>
<math xmlns="http://www.w3.org/1998/Math/MathML" display="block">
  <semantics>
    <mrow>
      <mtable>
        <mtr>
          <mtd>
            <mrow>
              <mstyle mathsize="12pt">
                <mrow>
                  <mrow>
                    <mi>u</mi>
                    <mo stretchy="false">=</mo>
                    <mfrac>
                      <mrow>
                        <mo stretchy="false">∂</mo>
                        <mi>φ</mi>
                      </mrow>
                      <mrow>
                        <mo stretchy="false">∂</mo>
                        <mi>x</mi>
                      </mrow>
                    </mfrac>
                    <mo stretchy="false">=</mo>
                    <mfrac>
                      <mi>Q</mi>
                      <mrow>
                        <mn>8</mn>
                        <mi>π</mi>
                      </mrow>
                    </mfrac>
                  </mrow>
                  <mrow>
                    <mfrac>
                      <mrow>
                        <mo fence="true" stretchy="true">(</mo>
                        <mrow>
                          <mrow>
                            <mi>x</mi>
                            <mo stretchy="false">−</mo>
                            <msub>
                              <mi>x</mi>
                              <mstyle mathsize="8pt">
                                <mi>s</mi>
                              </mstyle>
                            </msub>
                          </mrow>
                        </mrow>
                        <mo fence="true" stretchy="true">)</mo>
                      </mrow>
                      <mrow>
                        <msup>
                          <mrow>
                            <mo fence="true" stretchy="true">(</mo>
                            <mrow>
                              <mrow>
                                <mi>x</mi>
                                <mo stretchy="false">−</mo>
                                <msub>
                                  <mi>x</mi>
                                  <mstyle mathsize="8pt">
                                    <mi>s</mi>
                                  </mstyle>
                                </msub>
                              </mrow>
                            </mrow>
                            <mo fence="true" stretchy="true">)</mo>
                          </mrow>
                          <mstyle mathsize="8pt">
                            <mn>2</mn>
                          </mstyle>
                        </msup>
                        <mo stretchy="false">+</mo>
                        <msup>
                          <mrow>
                            <mo fence="true" stretchy="true">(</mo>
                            <mrow>
                              <mrow>
                                <mi>y</mi>
                                <mo stretchy="false">−</mo>
                                <msub>
                                  <mi>y</mi>
                                  <mstyle mathsize="8pt">
                                    <mi>s</mi>
                                  </mstyle>
                                </msub>
                              </mrow>
                            </mrow>
                            <mo fence="true" stretchy="true">)</mo>
                          </mrow>
                          <mstyle mathsize="8pt">
                            <mn>2</mn>
                          </mstyle>
                        </msup>
                      </mrow>
                    </mfrac>
                    <mo stretchy="false">+</mo>
                    <msub>
                      <mi>u</mi>
                      <mstyle mathsize="8pt">
                        <mi mathvariant="normal">∞</mi>
                      </mstyle>
                    </msub>
                  </mrow>
                </mrow>
              </mstyle>
              <mrow/>
            </mrow>
          </mtd>
        </mtr>
        <mtr>
          <mtd>
            <mrow>
              <mrow>
                <mi>v</mi>
                <mo stretchy="false">=</mo>
                <mfrac>
                  <mrow>
                    <mo stretchy="false">∂</mo>
                    <mi>φ</mi>
                  </mrow>
                  <mrow>
                    <mo stretchy="false">∂</mo>
                    <mi>y</mi>
                  </mrow>
                </mfrac>
                <mo stretchy="false">=</mo>
                <mfrac>
                  <mi>Q</mi>
                  <mrow>
                    <mn>8</mn>
                    <mi>π</mi>
                  </mrow>
                </mfrac>
              </mrow>
              <mrow>
                <mfrac>
                  <mrow>
                    <mo fence="true" stretchy="true">(</mo>
                    <mrow>
                      <mrow>
                        <mi>y</mi>
                        <mo stretchy="false">−</mo>
                        <msub>
                          <mi>y</mi>
                          <mstyle mathsize="8pt">
                            <mi>s</mi>
                          </mstyle>
                        </msub>
                      </mrow>
                    </mrow>
                    <mo fence="true" stretchy="true">)</mo>
                  </mrow>
                  <mrow>
                    <msup>
                      <mrow>
                        <mo fence="true" stretchy="true">(</mo>
                        <mrow>
                          <mrow>
                            <mi>x</mi>
                            <mo stretchy="false">−</mo>
                            <msub>
                              <mi>x</mi>
                              <mstyle mathsize="8pt">
                                <mi>s</mi>
                              </mstyle>
                            </msub>
                          </mrow>
                        </mrow>
                        <mo fence="true" stretchy="true">)</mo>
                      </mrow>
                      <mstyle mathsize="8pt">
                        <mn>2</mn>
                      </mstyle>
                    </msup>
                    <mo stretchy="false">+</mo>
                    <msup>
                      <mrow>
                        <mo fence="true" stretchy="true">(</mo>
                        <mrow>
                          <mrow>
                            <mi>y</mi>
                            <mo stretchy="false">−</mo>
                            <msub>
                              <mi>y</mi>
                              <mstyle mathsize="8pt">
                                <mi>s</mi>
                              </mstyle>
                            </msub>
                          </mrow>
                        </mrow>
                        <mo fence="true" stretchy="true">)</mo>
                      </mrow>
                      <mstyle mathsize="8pt">
                        <mn>2</mn>
                      </mstyle>
                    </msup>
                  </mrow>
                </mfrac>
                <mo stretchy="false">+</mo>
                <msub>
                  <mi>v</mi>
                  <mstyle mathsize="8pt">
                    <mi mathvariant="normal">∞</mi>
                  </mstyle>
                </msub>
              </mrow>
              <mrow/>
            </mrow>
          </mtd>
        </mtr>
      </mtable>
      <mrow/>
    </mrow>
    <annotation encoding="StarMath 5.0">alignl { stack {
 size 12{u= {  { partial φ}  over  { partial x} } = {  {Q}  over  {8π} }  {  { left (x - x rSub { size 8{s} }  right )}  over  { left (x - x rSub { size 8{s} }  right ) rSup { size 8{2} } + left (y - y rSub { size 8{s} }  right ) rSup { size 8{2} } } } +u rSub { size 8{ infinity } } }  {} # 
v= {  { partial φ}  over  { partial y} } = {  {Q}  over  {8π} }  {  { left (y - y rSub { size 8{s} }  right )}  over  { left (x - x rSub { size 8{s} }  right ) rSup { size 8{2} } + left (y - y rSub { size 8{s} }  right ) rSup { size 8{2} } } } +v rSub { size 8{ infinity } }  {} 
} } {}</annotation>
  </semantics>
</math>
</file>

<file path=Object 18/content.xml><?xml version="1.0" encoding="utf-8"?>
<math xmlns="http://www.w3.org/1998/Math/MathML" display="block">
  <semantics>
    <mrow>
      <mstyle mathsize="12pt">
        <mrow>
          <mrow>
            <mi>p</mi>
            <mo stretchy="false">+</mo>
            <mfrac>
              <mn>1</mn>
              <mn>2</mn>
            </mfrac>
          </mrow>
          <mrow>
            <mrow>
              <mo fence="true" stretchy="true">(</mo>
              <mrow>
                <mrow>
                  <msup>
                    <mi>u</mi>
                    <mstyle mathsize="8pt">
                      <mn>2</mn>
                    </mstyle>
                  </msup>
                  <mo stretchy="false">+</mo>
                  <msup>
                    <mi>v</mi>
                    <mstyle mathsize="8pt">
                      <mn>2</mn>
                    </mstyle>
                  </msup>
                </mrow>
              </mrow>
              <mo fence="true" stretchy="true">)</mo>
            </mrow>
            <mo stretchy="false">=</mo>
            <mrow>
              <msub>
                <mi>p</mi>
                <mstyle mathsize="8pt">
                  <mi mathvariant="normal">∞</mi>
                </mstyle>
              </msub>
              <mo stretchy="false">+</mo>
              <mfrac>
                <mn>1</mn>
                <mn>2</mn>
              </mfrac>
            </mrow>
          </mrow>
          <mrow>
            <mo fence="true" stretchy="true">(</mo>
            <mrow>
              <mrow>
                <msubsup>
                  <mi>u</mi>
                  <mstyle mathsize="8pt">
                    <mi mathvariant="normal">∞</mi>
                  </mstyle>
                  <mstyle mathsize="8pt">
                    <mn>2</mn>
                  </mstyle>
                </msubsup>
                <mo stretchy="false">+</mo>
                <msubsup>
                  <mi>v</mi>
                  <mstyle mathsize="8pt">
                    <mi mathvariant="normal">∞</mi>
                  </mstyle>
                  <mstyle mathsize="8pt">
                    <mn>2</mn>
                  </mstyle>
                </msubsup>
              </mrow>
            </mrow>
            <mo fence="true" stretchy="true">)</mo>
          </mrow>
        </mrow>
      </mstyle>
      <mrow/>
    </mrow>
    <annotation encoding="StarMath 5.0"> size 12{p+ {  {1}  over  {2} }  left (u rSup { size 8{2} } +v rSup { size 8{2} }  right )=p rSub { size 8{ infinity } } + {  {1}  over  {2} }  left (u rSub { size 8{ infinity } }  rSup { size 8{2} } +v rSub { size 8{ infinity } }  rSup { size 8{2} }  right )} {}</annotation>
  </semantics>
</math>
</file>

<file path=Object 19/content.xml><?xml version="1.0" encoding="utf-8"?>
<math xmlns="http://www.w3.org/1998/Math/MathML" display="block">
  <semantics>
    <mrow>
      <mstyle mathsize="12pt">
        <mrow>
          <mrow>
            <msub>
              <mi>y</mi>
              <mstyle mathsize="8pt">
                <mstyle mathvariant="italic">
                  <mtext>Doublet</mtext>
                </mstyle>
              </mstyle>
            </msub>
            <mo stretchy="false">=</mo>
            <munder>
              <mstyle mathvariant="italic">
                <mtext>Limit</mtext>
              </mstyle>
              <mstyle mathsize="8pt">
                <mrow>
                  <mi>d</mi>
                  <mo stretchy="false">→</mo>
                  <mn>0</mn>
                </mrow>
              </mstyle>
            </munder>
          </mrow>
          <mfrac>
            <mi>Q</mi>
            <mrow>
              <mn>2</mn>
              <mi>p</mi>
            </mrow>
          </mfrac>
          <mrow>
            <mo fence="true" stretchy="true">(</mo>
            <mrow>
              <mrow>
                <msub>
                  <mi>q</mi>
                  <mstyle mathsize="8pt">
                    <mn>1</mn>
                  </mstyle>
                </msub>
                <mo stretchy="false">−</mo>
                <msub>
                  <mi>q</mi>
                  <mstyle mathsize="8pt">
                    <mn>2</mn>
                  </mstyle>
                </msub>
              </mrow>
            </mrow>
            <mo fence="true" stretchy="true">)</mo>
          </mrow>
        </mrow>
      </mstyle>
      <mrow/>
    </mrow>
    <annotation encoding="StarMath 5.0"> size 12{y rSub { size 8{ ital "Doublet"} } = { ital "Limit"}  cSub { size 8{d rightarrow 0} }  {  {Q}  over  {2p} }  left (q rSub { size 8{1} } -q rSub { size 8{2} }  right )} {}</annotation>
  </semantics>
</math>
</file>

<file path=Object 2/content.xml><?xml version="1.0" encoding="utf-8"?>
<math xmlns="http://www.w3.org/1998/Math/MathML" display="block">
  <semantics>
    <mrow>
      <mstyle mathsize="12pt">
        <msup>
          <mo stretchy="false">∇</mo>
          <mstyle mathsize="8pt">
            <mn>2</mn>
          </mstyle>
        </msup>
      </mstyle>
      <mrow/>
    </mrow>
    <annotation encoding="StarMath 5.0"> size 12{ nabla  rSup { size 8{2} } } {}</annotation>
  </semantics>
</math>
</file>

<file path=Object 21/content.xml><?xml version="1.0" encoding="utf-8"?>
<math xmlns="http://www.w3.org/1998/Math/MathML" display="block">
  <semantics>
    <mrow>
      <mstyle mathsize="12pt">
        <mrow>
          <mrow>
            <mi mathvariant="italic">Dq</mi>
            <mo stretchy="false">=</mo>
            <mi>d</mi>
          </mrow>
          <mtext>sin</mtext>
          <mrow>
            <mi>q</mi>
            <mo stretchy="false">/</mo>
            <mi>r</mi>
          </mrow>
        </mrow>
      </mstyle>
      <mrow/>
    </mrow>
    <annotation encoding="StarMath 5.0"> size 12{Dq=d"sin"q/r} {}</annotation>
  </semantics>
</math>
</file>

<file path=Object 22/content.xml><?xml version="1.0" encoding="utf-8"?>
<math xmlns="http://www.w3.org/1998/Math/MathML" display="block">
  <semantics>
    <mrow/>
    <annotation encoding="StarMath 5.0">{}</annotation>
  </semantics>
</math>
</file>

<file path=Object 23/content.xml><?xml version="1.0" encoding="utf-8"?>
<math xmlns="http://www.w3.org/1998/Math/MathML" display="block">
  <semantics>
    <mrow>
      <mstyle mathsize="12pt">
        <mrow>
          <mrow>
            <msub>
              <mi>ψ</mi>
              <mstyle mathsize="8pt">
                <mrow>
                  <mstyle mathvariant="italic">
                    <mtext>Doublet</mtext>
                  </mstyle>
                  <mo stretchy="false">=</mo>
                  <mrow/>
                </mrow>
              </mstyle>
            </msub>
            <mo stretchy="false">=</mo>
            <mrow>
              <mo stretchy="false">−</mo>
              <mfrac>
                <mi>μ</mi>
                <mrow>
                  <mn>2</mn>
                  <mi>π</mi>
                </mrow>
              </mfrac>
            </mrow>
          </mrow>
          <mfrac>
            <mrow>
              <mtext>sin</mtext>
              <mi>θ</mi>
            </mrow>
            <mi>r</mi>
          </mfrac>
        </mrow>
      </mstyle>
      <mrow/>
    </mrow>
    <annotation encoding="StarMath 5.0"> size 12{ψ rSub { size 8{ ital "Doublet"={}} } = -  {  {μ}  over  {2π} }  {  {"sin"θ}  over  {r} } } {}</annotation>
  </semantics>
</math>
</file>

<file path=Object 24/content.xml><?xml version="1.0" encoding="utf-8"?>
<math xmlns="http://www.w3.org/1998/Math/MathML" display="block">
  <semantics>
    <mrow>
      <mstyle mathsize="12pt">
        <mrow>
          <mrow>
            <mi>ψ</mi>
            <mo stretchy="false">=</mo>
            <msub>
              <mi>u</mi>
              <mstyle mathsize="8pt">
                <mi mathvariant="normal">∞</mi>
              </mstyle>
            </msub>
          </mrow>
          <mrow>
            <mi>y</mi>
            <mo stretchy="false">−</mo>
            <msub>
              <mi>v</mi>
              <mstyle mathsize="8pt">
                <mi mathvariant="normal">∞</mi>
              </mstyle>
            </msub>
          </mrow>
          <mrow>
            <mi>x</mi>
            <mo stretchy="false">−</mo>
            <mfrac>
              <mi>μ</mi>
              <mrow>
                <mn>2</mn>
                <mi>π</mi>
              </mrow>
            </mfrac>
          </mrow>
          <mfrac>
            <mrow>
              <mtext>sin</mtext>
              <mi>θ</mi>
            </mrow>
            <mi>r</mi>
          </mfrac>
        </mrow>
      </mstyle>
      <mrow/>
    </mrow>
    <annotation encoding="StarMath 5.0"> size 12{ψ=u rSub { size 8{ infinity } } y - v rSub { size 8{ infinity } } x -  {  {μ}  over  {2π} }  {  {"sin"θ}  over  {r} } } {}</annotation>
  </semantics>
</math>
</file>

<file path=Object 25/content.xml><?xml version="1.0" encoding="utf-8"?>
<math xmlns="http://www.w3.org/1998/Math/MathML" display="block">
  <semantics>
    <mrow/>
    <annotation encoding="StarMath 5.0">{}</annotation>
  </semantics>
</math>
</file>

<file path=Object 26/content.xml><?xml version="1.0" encoding="utf-8"?>
<math xmlns="http://www.w3.org/1998/Math/MathML" display="block">
  <semantics>
    <mrow>
      <mstyle mathsize="12pt">
        <mrow>
          <mrow>
            <mi>ψ</mi>
            <mo stretchy="false">=</mo>
            <msub>
              <mi>u</mi>
              <mstyle mathsize="8pt">
                <mi mathvariant="normal">∞</mi>
              </mstyle>
            </msub>
          </mrow>
          <mi>y</mi>
          <mrow>
            <mo fence="true" stretchy="true">(</mo>
            <mrow>
              <mrow>
                <mn>1</mn>
                <mo stretchy="false">−</mo>
                <mfrac>
                  <msup>
                    <mi>a</mi>
                    <mstyle mathsize="8pt">
                      <mn>2</mn>
                    </mstyle>
                  </msup>
                  <msup>
                    <mi>r</mi>
                    <mstyle mathsize="8pt">
                      <mn>2</mn>
                    </mstyle>
                  </msup>
                </mfrac>
              </mrow>
            </mrow>
            <mo fence="true" stretchy="true">)</mo>
          </mrow>
        </mrow>
      </mstyle>
      <mrow/>
    </mrow>
    <annotation encoding="StarMath 5.0"> size 12{ψ=u rSub { size 8{ infinity } } y left (1 -  {  {a rSup { size 8{2} } }  over  {r rSup { size 8{2} } } }  right )} {}</annotation>
  </semantics>
</math>
</file>

<file path=Object 3/content.xml><?xml version="1.0" encoding="utf-8"?>
<math xmlns="http://www.w3.org/1998/Math/MathML" display="block">
  <semantics>
    <mrow>
      <mstyle mathsize="12pt">
        <mrow>
          <msup>
            <mo stretchy="false">∇</mo>
            <mstyle mathsize="8pt">
              <mn>2</mn>
            </mstyle>
          </msup>
          <mrow>
            <mi>ψ</mi>
            <mo stretchy="false">=</mo>
            <mn>0</mn>
          </mrow>
        </mrow>
      </mstyle>
      <mrow/>
    </mrow>
    <annotation encoding="StarMath 5.0"> size 12{ nabla  rSup { size 8{2} } ψ=0} {}</annotation>
  </semantics>
</math>
</file>

<file path=Object 4/content.xml><?xml version="1.0" encoding="utf-8"?>
<math xmlns="http://www.w3.org/1998/Math/MathML" display="block">
  <semantics>
    <mrow>
      <mstyle mathsize="12pt">
        <mi>ψ</mi>
      </mstyle>
      <mrow/>
    </mrow>
    <annotation encoding="StarMath 5.0"> size 12{ψ} {}</annotation>
  </semantics>
</math>
</file>

<file path=Object 5/content.xml><?xml version="1.0" encoding="utf-8"?>
<math xmlns="http://www.w3.org/1998/Math/MathML" display="block">
  <semantics>
    <mrow>
      <mtable>
        <mtr>
          <mtd>
            <mrow>
              <mstyle mathsize="12pt">
                <mrow>
                  <mi>u</mi>
                  <mo stretchy="false">=</mo>
                  <mfrac>
                    <mrow>
                      <mo stretchy="false">∂</mo>
                      <mi>φ</mi>
                    </mrow>
                    <mrow>
                      <mo stretchy="false">∂</mo>
                      <mi>x</mi>
                    </mrow>
                  </mfrac>
                  <mo stretchy="false">=</mo>
                  <mfrac>
                    <mrow>
                      <mo stretchy="false">∂</mo>
                      <mi>ψ</mi>
                    </mrow>
                    <mrow>
                      <mo stretchy="false">∂</mo>
                      <mi>y</mi>
                    </mrow>
                  </mfrac>
                </mrow>
              </mstyle>
              <mrow/>
            </mrow>
          </mtd>
        </mtr>
        <mtr>
          <mtd>
            <mrow>
              <mstyle mathsize="12pt">
                <mrow>
                  <mi>v</mi>
                  <mo stretchy="false">=</mo>
                  <mfrac>
                    <mrow>
                      <mo stretchy="false">∂</mo>
                      <mi>φ</mi>
                    </mrow>
                    <mrow>
                      <mo stretchy="false">∂</mo>
                      <mi>y</mi>
                    </mrow>
                  </mfrac>
                  <mo stretchy="false">=</mo>
                  <mrow>
                    <mo stretchy="false">−</mo>
                    <mfrac>
                      <mrow>
                        <mo stretchy="false">∂</mo>
                        <mi>ψ</mi>
                      </mrow>
                      <mrow>
                        <mo stretchy="false">∂</mo>
                        <mi>x</mi>
                      </mrow>
                    </mfrac>
                  </mrow>
                </mrow>
              </mstyle>
              <mrow/>
            </mrow>
          </mtd>
        </mtr>
      </mtable>
      <mrow/>
    </mrow>
    <annotation encoding="StarMath 5.0">alignl { stack {
 size 12{u= {  { partial φ}  over  { partial x} } = {  { partial ψ}  over  { partial y} } }  {} # 
 size 12{v= {  { partial φ}  over  { partial y} } = -  {  { partial ψ}  over  { partial x} } }  {} 
} } {}</annotation>
  </semantics>
</math>
</file>

<file path=Object 6/content.xml><?xml version="1.0" encoding="utf-8"?>
<math xmlns="http://www.w3.org/1998/Math/MathML" display="block">
  <semantics>
    <mrow>
      <mtable>
        <mtr>
          <mtd>
            <mrow>
              <mstyle mathsize="12pt">
                <mrow>
                  <mrow>
                    <msub>
                      <mi>v</mi>
                      <mstyle mathsize="8pt">
                        <mi>r</mi>
                      </mstyle>
                    </msub>
                    <mo stretchy="false">=</mo>
                    <mtext>Radial velocity</mtext>
                    <mo stretchy="false">=</mo>
                    <mfrac>
                      <mrow>
                        <mo stretchy="false">∂</mo>
                        <mi>φ</mi>
                      </mrow>
                      <mrow>
                        <mo stretchy="false">∂</mo>
                        <mi>r</mi>
                      </mrow>
                    </mfrac>
                    <mo stretchy="false">=</mo>
                    <mfrac>
                      <mn>1</mn>
                      <mi>r</mi>
                    </mfrac>
                  </mrow>
                  <mfrac>
                    <mrow>
                      <mo stretchy="false">∂</mo>
                      <mi>ψ</mi>
                    </mrow>
                    <mrow>
                      <mo stretchy="false">∂</mo>
                      <mi>θ</mi>
                    </mrow>
                  </mfrac>
                </mrow>
              </mstyle>
              <mrow/>
            </mrow>
          </mtd>
        </mtr>
        <mtr>
          <mtd>
            <mrow>
              <mrow>
                <msub>
                  <mi>v</mi>
                  <mstyle mathsize="8pt">
                    <mi>θ</mi>
                  </mstyle>
                </msub>
                <mo stretchy="false">=</mo>
                <mtext>Tangential velocity</mtext>
                <mo stretchy="false">=</mo>
                <mfrac>
                  <mn>1</mn>
                  <mi>r</mi>
                </mfrac>
              </mrow>
              <mrow>
                <mfrac>
                  <mrow>
                    <mo stretchy="false">∂</mo>
                    <mi>φ</mi>
                  </mrow>
                  <mrow>
                    <mo stretchy="false">∂</mo>
                    <mi>θ</mi>
                  </mrow>
                </mfrac>
                <mo stretchy="false">=</mo>
                <mrow>
                  <mo stretchy="false">−</mo>
                  <mfrac>
                    <mrow>
                      <mo stretchy="false">∂</mo>
                      <mi>ψ</mi>
                    </mrow>
                    <mrow>
                      <mo stretchy="false">∂</mo>
                      <mi>r</mi>
                    </mrow>
                  </mfrac>
                </mrow>
              </mrow>
              <mrow/>
            </mrow>
          </mtd>
        </mtr>
      </mtable>
      <mrow/>
    </mrow>
    <annotation encoding="StarMath 5.0">alignl { stack {
 size 12{v rSub { size 8{r} } ="Radial velocity"= {  { partial φ}  over  { partial r} } = {  {1}  over  {r} }  {  { partial ψ}  over  { partial θ} } }  {} # 
v rSub { size 8{θ} } ="Tangential velocity"= {  {1}  over  {r} }  {  { partial φ}  over  { partial θ} } = -  {  { partial ψ}  over  { partial r} }  {} 
} } {}</annotation>
  </semantics>
</math>
</file>

<file path=Object 7/content.xml><?xml version="1.0" encoding="utf-8"?>
<math xmlns="http://www.w3.org/1998/Math/MathML" display="block">
  <semantics>
    <mrow>
      <mtable>
        <mtr>
          <mtd>
            <mrow>
              <mstyle mathsize="12pt">
                <mrow>
                  <mrow>
                    <mover accent="true">
                      <mi>V</mi>
                      <mo stretchy="false">⃗</mo>
                    </mover>
                    <mo stretchy="false">=</mo>
                    <mover accent="true">
                      <mo stretchy="false">∇</mo>
                      <mo stretchy="false">⃗</mo>
                    </mover>
                  </mrow>
                  <mi>φ</mi>
                </mrow>
              </mstyle>
              <mrow/>
            </mrow>
          </mtd>
        </mtr>
        <mtr>
          <mtd>
            <mrow>
              <mstyle mathsize="12pt">
                <mrow>
                  <mstyle mathvariant="italic">
                    <mtext>Or</mtext>
                  </mstyle>
                  <mi>,</mi>
                </mrow>
              </mstyle>
              <mrow/>
            </mrow>
          </mtd>
        </mtr>
        <mtr>
          <mtd>
            <mrow>
              <mstyle mathsize="12pt">
                <mrow>
                  <mrow>
                    <mi>u</mi>
                    <mo stretchy="false">=</mo>
                    <mfrac>
                      <mrow>
                        <mo stretchy="false">∂</mo>
                        <mi>φ</mi>
                      </mrow>
                      <mrow>
                        <mo stretchy="false">∂</mo>
                        <mi>x</mi>
                      </mrow>
                    </mfrac>
                  </mrow>
                  <mtext>                  </mtext>
                  <mrow>
                    <mi>v</mi>
                    <mo stretchy="false">=</mo>
                    <mfrac>
                      <mrow>
                        <mo stretchy="false">∂</mo>
                        <mi>φ</mi>
                      </mrow>
                      <mrow>
                        <mo stretchy="false">∂</mo>
                        <mi>y</mi>
                      </mrow>
                    </mfrac>
                  </mrow>
                  <mtext>                 </mtext>
                  <mrow>
                    <mi>w</mi>
                    <mo stretchy="false">=</mo>
                    <mfrac>
                      <mrow>
                        <mo stretchy="false">∂</mo>
                        <mi>φ</mi>
                      </mrow>
                      <mrow>
                        <mo stretchy="false">∂</mo>
                        <mi>z</mi>
                      </mrow>
                    </mfrac>
                  </mrow>
                </mrow>
              </mstyle>
              <mrow/>
            </mrow>
          </mtd>
        </mtr>
      </mtable>
      <mrow/>
    </mrow>
    <annotation encoding="StarMath 5.0">alignl { stack {
 size 12{ { vec  {V}}= { vec  { nabla }}φ}  {} # 
 size 12{ ital "Or",}  {} # 
 size 12{u= {  { partial φ}  over  { partial x} } "                  "v= {  { partial φ}  over  { partial y} } "                 "w= {  { partial φ}  over  { partial z} } }  {} 
} } {}</annotation>
  </semantics>
</math>
</file>

<file path=Object 9/content.xml><?xml version="1.0" encoding="utf-8"?>
<math xmlns="http://www.w3.org/1998/Math/MathML" display="block">
  <semantics>
    <mrow>
      <mtable>
        <mtr>
          <mtd>
            <mrow>
              <mstyle mathsize="12pt">
                <mrow>
                  <mi>Q</mi>
                  <mo stretchy="false">=</mo>
                  <mrow>
                    <mrow>
                      <mo fence="true" stretchy="true">(</mo>
                      <mrow>
                        <mrow>
                          <mn>2</mn>
                          <mi mathvariant="italic">πr</mi>
                        </mrow>
                      </mrow>
                      <mo fence="true" stretchy="true">)</mo>
                    </mrow>
                    <mo stretchy="false">⋅</mo>
                    <mrow>
                      <mo fence="true" stretchy="true">(</mo>
                      <mrow>
                        <mn>1</mn>
                      </mrow>
                      <mo fence="true" stretchy="true">)</mo>
                    </mrow>
                    <mo stretchy="false">⋅</mo>
                    <msub>
                      <mi>v</mi>
                      <mstyle mathsize="8pt">
                        <mi>r</mi>
                      </mstyle>
                    </msub>
                  </mrow>
                </mrow>
              </mstyle>
              <mrow/>
            </mrow>
          </mtd>
        </mtr>
        <mtr>
          <mtd>
            <mrow>
              <mstyle mathvariant="italic">
                <mtext>Or</mtext>
              </mstyle>
              <mi>,</mi>
              <mrow/>
            </mrow>
          </mtd>
        </mtr>
        <mtr>
          <mtd>
            <mrow>
              <mrow>
                <msub>
                  <mi>v</mi>
                  <mstyle mathsize="8pt">
                    <mi>r</mi>
                  </mstyle>
                </msub>
                <mo stretchy="false">=</mo>
                <mfrac>
                  <mi>Q</mi>
                  <mrow>
                    <mn>2</mn>
                    <mi mathvariant="italic">πr</mi>
                  </mrow>
                </mfrac>
              </mrow>
              <mrow/>
            </mrow>
          </mtd>
        </mtr>
      </mtable>
      <mrow/>
    </mrow>
    <annotation encoding="StarMath 5.0">alignl { stack {
 size 12{Q= left (2πr right ) cdot  left (1 right ) cdot v rSub { size 8{r} } }  {} # 
 ital "Or", {} # 
v rSub { size 8{r} } = {  {Q}  over  {2πr} }  {} 
} } {}</annotation>
  </semantics>
</math>
</file>